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7.475cm"/>
    </style:style>
    <style:style style:name="co2" style:family="table-column">
      <style:table-column-properties fo:break-before="auto" style:column-width="10.966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/>
      <style:text-properties style:text-outline="false" style:text-line-through-style="none" style:text-line-through-type="none" style:font-name="Liberation Mono" fo:font-size="14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aa95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cccccc"/>
      <style:text-properties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4"/>
        <table:table-column table:style-name="co4" table:default-cell-style-name="ce5"/>
        <table:table-row table:style-name="ro1">
          <table:table-cell table:style-name="Default" office:value-type="string" calcext:value-type="string">
            <text:p>In untere Zelle (A2) den MEP Basic Key in ASCII Format eingeben ! (20 Stellen):</text:p>
          </table:table-cell>
          <table:table-cell table:style-name="Default" table:number-columns-repeated="2"/>
          <table:table-cell table:style-name="Default" office:value-type="string" calcext:value-type="string">
            <text:p>Dez</text:p>
          </table:table-cell>
          <table:table-cell table:style-name="Default" office:value-type="string" calcext:value-type="string">
            <text:p>Hex</text:p>
          </table:table-cell>
        </table:table-row>
        <table:table-row table:style-name="ro2">
          <table:table-cell table:style-name="ce3" office:value-type="string" calcext:value-type="string">
            <text:p>`!Vp2;,qDoU2BlLS2tPH</text:p>
          </table:table-cell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Ergebnis in Dezimal:</text:p>
          </table:table-cell>
          <table:table-cell table:style-name="ce4" table:formula="of:=COM.MICROSOFT.TEXTJOIN( ; ;[.D7];[.D8];[.D9];[.D10];[.D11];[.D12];[.D13];[.D14];[.D15];[.D16];[.D17];[.D18];[.D19];[.D20];[.D21];[.D22];[.D23];[.D24];[.D25];[.D26])" office:value-type="string" office:string-value="963386112505944113681118550661087683501168072" calcext:value-type="string">
            <text:p>963386112505944113681118550661087683501168072</text:p>
          </table:table-cell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Ergebnis in Hex</text:p>
          </table:table-cell>
          <table:table-cell table:style-name="ce5" table:formula="of:=COM.MICROSOFT.TEXTJOIN( ; ;[.E7];[.E8];[.E9];[.E10];[.E11];[.E12];[.E13];[.E14];[.E15];[.E16];[.E17];[.E18];[.E19];[.E20];[.E21];[.E22];[.E23];[.E24];[.E25];[.E26])" office:value-type="string" office:string-value="60215670323B2C71446F5532426C4C5332745048" calcext:value-type="string">
            <text:p>60215670323B2C71446F5532426C4C5332745048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6" office:value-type="string" calcext:value-type="string">
            <text:p>Hilfsberechnungen: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2]" office:value-type="string" office:string-value="`!Vp2;,qDoU2BlLS2tPH" calcext:value-type="string">
            <text:p>`!Vp2;,qDoU2BlLS2tPH</text:p>
          </table:table-cell>
          <table:table-cell table:formula="of:=RIGHT([.A7];[.C7])" office:value-type="string" office:string-value="`!Vp2;,qDoU2BlLS2tPH" calcext:value-type="string">
            <text:p>`!Vp2;,qDoU2BlLS2tPH</text:p>
          </table:table-cell>
          <table:table-cell office:value-type="float" office:value="20" calcext:value-type="float">
            <text:p>20</text:p>
          </table:table-cell>
          <table:table-cell table:formula="of:=CODE([.B7])" office:value-type="float" office:value="96" calcext:value-type="float">
            <text:p>96</text:p>
          </table:table-cell>
          <table:table-cell table:formula="of:=DEC2HEX([.D7])" office:value-type="string" office:string-value="60" calcext:value-type="string">
            <text:p>60</text:p>
          </table:table-cell>
        </table:table-row>
        <table:table-row table:style-name="ro1">
          <table:table-cell table:formula="of:=[.A7]" office:value-type="string" office:string-value="`!Vp2;,qDoU2BlLS2tPH" calcext:value-type="string">
            <text:p>`!Vp2;,qDoU2BlLS2tPH</text:p>
          </table:table-cell>
          <table:table-cell table:formula="of:=RIGHT([.A8];[.C8])" office:value-type="string" office:string-value="!Vp2;,qDoU2BlLS2tPH" calcext:value-type="string">
            <text:p>!Vp2;,qDoU2BlLS2tPH</text:p>
          </table:table-cell>
          <table:table-cell office:value-type="float" office:value="19" calcext:value-type="float">
            <text:p>19</text:p>
          </table:table-cell>
          <table:table-cell table:formula="of:=CODE([.B8])" office:value-type="float" office:value="33" calcext:value-type="float">
            <text:p>33</text:p>
          </table:table-cell>
          <table:table-cell table:formula="of:=DEC2HEX([.D8])" office:value-type="string" office:string-value="21" calcext:value-type="string">
            <text:p>21</text:p>
          </table:table-cell>
        </table:table-row>
        <table:table-row table:style-name="ro1">
          <table:table-cell table:formula="of:=[.A8]" office:value-type="string" office:string-value="`!Vp2;,qDoU2BlLS2tPH" calcext:value-type="string">
            <text:p>`!Vp2;,qDoU2BlLS2tPH</text:p>
          </table:table-cell>
          <table:table-cell table:formula="of:=RIGHT([.A9];[.C9])" office:value-type="string" office:string-value="Vp2;,qDoU2BlLS2tPH" calcext:value-type="string">
            <text:p>Vp2;,qDoU2BlLS2tPH</text:p>
          </table:table-cell>
          <table:table-cell office:value-type="float" office:value="18" calcext:value-type="float">
            <text:p>18</text:p>
          </table:table-cell>
          <table:table-cell table:formula="of:=CODE([.B9])" office:value-type="float" office:value="86" calcext:value-type="float">
            <text:p>86</text:p>
          </table:table-cell>
          <table:table-cell table:formula="of:=DEC2HEX([.D9])" office:value-type="string" office:string-value="56" calcext:value-type="string">
            <text:p>56</text:p>
          </table:table-cell>
        </table:table-row>
        <table:table-row table:style-name="ro1">
          <table:table-cell table:formula="of:=[.A9]" office:value-type="string" office:string-value="`!Vp2;,qDoU2BlLS2tPH" calcext:value-type="string">
            <text:p>`!Vp2;,qDoU2BlLS2tPH</text:p>
          </table:table-cell>
          <table:table-cell table:formula="of:=RIGHT([.A10];[.C10])" office:value-type="string" office:string-value="p2;,qDoU2BlLS2tPH" calcext:value-type="string">
            <text:p>p2;,qDoU2BlLS2tPH</text:p>
          </table:table-cell>
          <table:table-cell office:value-type="float" office:value="17" calcext:value-type="float">
            <text:p>17</text:p>
          </table:table-cell>
          <table:table-cell table:formula="of:=CODE([.B10])" office:value-type="float" office:value="112" calcext:value-type="float">
            <text:p>112</text:p>
          </table:table-cell>
          <table:table-cell table:formula="of:=DEC2HEX([.D10])" office:value-type="string" office:string-value="70" calcext:value-type="string">
            <text:p>70</text:p>
          </table:table-cell>
        </table:table-row>
        <table:table-row table:style-name="ro1">
          <table:table-cell table:formula="of:=[.A10]" office:value-type="string" office:string-value="`!Vp2;,qDoU2BlLS2tPH" calcext:value-type="string">
            <text:p>`!Vp2;,qDoU2BlLS2tPH</text:p>
          </table:table-cell>
          <table:table-cell table:formula="of:=RIGHT([.A11];[.C11])" office:value-type="string" office:string-value="2;,qDoU2BlLS2tPH" calcext:value-type="string">
            <text:p>2;,qDoU2BlLS2tPH</text:p>
          </table:table-cell>
          <table:table-cell office:value-type="float" office:value="16" calcext:value-type="float">
            <text:p>16</text:p>
          </table:table-cell>
          <table:table-cell table:formula="of:=CODE([.B11])" office:value-type="float" office:value="50" calcext:value-type="float">
            <text:p>50</text:p>
          </table:table-cell>
          <table:table-cell table:formula="of:=DEC2HEX([.D11])" office:value-type="string" office:string-value="32" calcext:value-type="string">
            <text:p>32</text:p>
          </table:table-cell>
        </table:table-row>
        <table:table-row table:style-name="ro1">
          <table:table-cell table:formula="of:=[.A11]" office:value-type="string" office:string-value="`!Vp2;,qDoU2BlLS2tPH" calcext:value-type="string">
            <text:p>`!Vp2;,qDoU2BlLS2tPH</text:p>
          </table:table-cell>
          <table:table-cell table:formula="of:=RIGHT([.A12];[.C12])" office:value-type="string" office:string-value=";,qDoU2BlLS2tPH" calcext:value-type="string">
            <text:p>;,qDoU2BlLS2tPH</text:p>
          </table:table-cell>
          <table:table-cell office:value-type="float" office:value="15" calcext:value-type="float">
            <text:p>15</text:p>
          </table:table-cell>
          <table:table-cell table:formula="of:=CODE([.B12])" office:value-type="float" office:value="59" calcext:value-type="float">
            <text:p>59</text:p>
          </table:table-cell>
          <table:table-cell table:formula="of:=DEC2HEX([.D12])" office:value-type="string" office:string-value="3B" calcext:value-type="string">
            <text:p>3B</text:p>
          </table:table-cell>
        </table:table-row>
        <table:table-row table:style-name="ro1">
          <table:table-cell table:formula="of:=[.A12]" office:value-type="string" office:string-value="`!Vp2;,qDoU2BlLS2tPH" calcext:value-type="string">
            <text:p>`!Vp2;,qDoU2BlLS2tPH</text:p>
          </table:table-cell>
          <table:table-cell table:formula="of:=RIGHT([.A13];[.C13])" office:value-type="string" office:string-value=",qDoU2BlLS2tPH" calcext:value-type="string">
            <text:p>,qDoU2BlLS2tPH</text:p>
          </table:table-cell>
          <table:table-cell office:value-type="float" office:value="14" calcext:value-type="float">
            <text:p>14</text:p>
          </table:table-cell>
          <table:table-cell table:formula="of:=CODE([.B13])" office:value-type="float" office:value="44" calcext:value-type="float">
            <text:p>44</text:p>
          </table:table-cell>
          <table:table-cell table:formula="of:=DEC2HEX([.D13])" office:value-type="string" office:string-value="2C" calcext:value-type="string">
            <text:p>2C</text:p>
          </table:table-cell>
        </table:table-row>
        <table:table-row table:style-name="ro1">
          <table:table-cell table:formula="of:=[.A13]" office:value-type="string" office:string-value="`!Vp2;,qDoU2BlLS2tPH" calcext:value-type="string">
            <text:p>`!Vp2;,qDoU2BlLS2tPH</text:p>
          </table:table-cell>
          <table:table-cell table:formula="of:=RIGHT([.A14];[.C14])" office:value-type="string" office:string-value="qDoU2BlLS2tPH" calcext:value-type="string">
            <text:p>qDoU2BlLS2tPH</text:p>
          </table:table-cell>
          <table:table-cell office:value-type="float" office:value="13" calcext:value-type="float">
            <text:p>13</text:p>
          </table:table-cell>
          <table:table-cell table:formula="of:=CODE([.B14])" office:value-type="float" office:value="113" calcext:value-type="float">
            <text:p>113</text:p>
          </table:table-cell>
          <table:table-cell table:formula="of:=DEC2HEX([.D14])" office:value-type="string" office:string-value="71" calcext:value-type="string">
            <text:p>71</text:p>
          </table:table-cell>
        </table:table-row>
        <table:table-row table:style-name="ro1">
          <table:table-cell table:formula="of:=[.A14]" office:value-type="string" office:string-value="`!Vp2;,qDoU2BlLS2tPH" calcext:value-type="string">
            <text:p>`!Vp2;,qDoU2BlLS2tPH</text:p>
          </table:table-cell>
          <table:table-cell table:formula="of:=RIGHT([.A15];[.C15])" office:value-type="string" office:string-value="DoU2BlLS2tPH" calcext:value-type="string">
            <text:p>DoU2BlLS2tPH</text:p>
          </table:table-cell>
          <table:table-cell office:value-type="float" office:value="12" calcext:value-type="float">
            <text:p>12</text:p>
          </table:table-cell>
          <table:table-cell table:formula="of:=CODE([.B15])" office:value-type="float" office:value="68" calcext:value-type="float">
            <text:p>68</text:p>
          </table:table-cell>
          <table:table-cell table:formula="of:=DEC2HEX([.D15])" office:value-type="string" office:string-value="44" calcext:value-type="string">
            <text:p>44</text:p>
          </table:table-cell>
        </table:table-row>
        <table:table-row table:style-name="ro1">
          <table:table-cell table:formula="of:=[.A15]" office:value-type="string" office:string-value="`!Vp2;,qDoU2BlLS2tPH" calcext:value-type="string">
            <text:p>`!Vp2;,qDoU2BlLS2tPH</text:p>
          </table:table-cell>
          <table:table-cell table:formula="of:=RIGHT([.A16];[.C16])" office:value-type="string" office:string-value="oU2BlLS2tPH" calcext:value-type="string">
            <text:p>oU2BlLS2tPH</text:p>
          </table:table-cell>
          <table:table-cell office:value-type="float" office:value="11" calcext:value-type="float">
            <text:p>11</text:p>
          </table:table-cell>
          <table:table-cell table:formula="of:=CODE([.B16])" office:value-type="float" office:value="111" calcext:value-type="float">
            <text:p>111</text:p>
          </table:table-cell>
          <table:table-cell table:formula="of:=DEC2HEX([.D16])" office:value-type="string" office:string-value="6F" calcext:value-type="string">
            <text:p>6F</text:p>
          </table:table-cell>
        </table:table-row>
        <table:table-row table:style-name="ro1">
          <table:table-cell table:formula="of:=[.A16]" office:value-type="string" office:string-value="`!Vp2;,qDoU2BlLS2tPH" calcext:value-type="string">
            <text:p>`!Vp2;,qDoU2BlLS2tPH</text:p>
          </table:table-cell>
          <table:table-cell table:formula="of:=RIGHT([.A17];[.C17])" office:value-type="string" office:string-value="U2BlLS2tPH" calcext:value-type="string">
            <text:p>U2BlLS2tPH</text:p>
          </table:table-cell>
          <table:table-cell office:value-type="float" office:value="10" calcext:value-type="float">
            <text:p>10</text:p>
          </table:table-cell>
          <table:table-cell table:formula="of:=CODE([.B17])" office:value-type="float" office:value="85" calcext:value-type="float">
            <text:p>85</text:p>
          </table:table-cell>
          <table:table-cell table:formula="of:=DEC2HEX([.D17])" office:value-type="string" office:string-value="55" calcext:value-type="string">
            <text:p>55</text:p>
          </table:table-cell>
        </table:table-row>
        <table:table-row table:style-name="ro1">
          <table:table-cell table:formula="of:=[.A17]" office:value-type="string" office:string-value="`!Vp2;,qDoU2BlLS2tPH" calcext:value-type="string">
            <text:p>`!Vp2;,qDoU2BlLS2tPH</text:p>
          </table:table-cell>
          <table:table-cell table:formula="of:=RIGHT([.A18];[.C18])" office:value-type="string" office:string-value="2BlLS2tPH" calcext:value-type="string">
            <text:p>2BlLS2tPH</text:p>
          </table:table-cell>
          <table:table-cell office:value-type="float" office:value="9" calcext:value-type="float">
            <text:p>9</text:p>
          </table:table-cell>
          <table:table-cell table:formula="of:=CODE([.B18])" office:value-type="float" office:value="50" calcext:value-type="float">
            <text:p>50</text:p>
          </table:table-cell>
          <table:table-cell table:formula="of:=DEC2HEX([.D18])" office:value-type="string" office:string-value="32" calcext:value-type="string">
            <text:p>32</text:p>
          </table:table-cell>
        </table:table-row>
        <table:table-row table:style-name="ro1">
          <table:table-cell table:formula="of:=[.A18]" office:value-type="string" office:string-value="`!Vp2;,qDoU2BlLS2tPH" calcext:value-type="string">
            <text:p>`!Vp2;,qDoU2BlLS2tPH</text:p>
          </table:table-cell>
          <table:table-cell table:formula="of:=RIGHT([.A19];[.C19])" office:value-type="string" office:string-value="BlLS2tPH" calcext:value-type="string">
            <text:p>BlLS2tPH</text:p>
          </table:table-cell>
          <table:table-cell office:value-type="float" office:value="8" calcext:value-type="float">
            <text:p>8</text:p>
          </table:table-cell>
          <table:table-cell table:formula="of:=CODE([.B19])" office:value-type="float" office:value="66" calcext:value-type="float">
            <text:p>66</text:p>
          </table:table-cell>
          <table:table-cell table:formula="of:=DEC2HEX([.D19])" office:value-type="string" office:string-value="42" calcext:value-type="string">
            <text:p>42</text:p>
          </table:table-cell>
        </table:table-row>
        <table:table-row table:style-name="ro1">
          <table:table-cell table:formula="of:=[.A19]" office:value-type="string" office:string-value="`!Vp2;,qDoU2BlLS2tPH" calcext:value-type="string">
            <text:p>`!Vp2;,qDoU2BlLS2tPH</text:p>
          </table:table-cell>
          <table:table-cell table:formula="of:=RIGHT([.A20];[.C20])" office:value-type="string" office:string-value="lLS2tPH" calcext:value-type="string">
            <text:p>lLS2tPH</text:p>
          </table:table-cell>
          <table:table-cell office:value-type="float" office:value="7" calcext:value-type="float">
            <text:p>7</text:p>
          </table:table-cell>
          <table:table-cell table:formula="of:=CODE([.B20])" office:value-type="float" office:value="108" calcext:value-type="float">
            <text:p>108</text:p>
          </table:table-cell>
          <table:table-cell table:formula="of:=DEC2HEX([.D20])" office:value-type="string" office:string-value="6C" calcext:value-type="string">
            <text:p>6C</text:p>
          </table:table-cell>
        </table:table-row>
        <table:table-row table:style-name="ro1">
          <table:table-cell table:formula="of:=[.A20]" office:value-type="string" office:string-value="`!Vp2;,qDoU2BlLS2tPH" calcext:value-type="string">
            <text:p>`!Vp2;,qDoU2BlLS2tPH</text:p>
          </table:table-cell>
          <table:table-cell table:formula="of:=RIGHT([.A21];[.C21])" office:value-type="string" office:string-value="LS2tPH" calcext:value-type="string">
            <text:p>LS2tPH</text:p>
          </table:table-cell>
          <table:table-cell office:value-type="float" office:value="6" calcext:value-type="float">
            <text:p>6</text:p>
          </table:table-cell>
          <table:table-cell table:formula="of:=CODE([.B21])" office:value-type="float" office:value="76" calcext:value-type="float">
            <text:p>76</text:p>
          </table:table-cell>
          <table:table-cell table:formula="of:=DEC2HEX([.D21])" office:value-type="string" office:string-value="4C" calcext:value-type="string">
            <text:p>4C</text:p>
          </table:table-cell>
        </table:table-row>
        <table:table-row table:style-name="ro1">
          <table:table-cell table:formula="of:=[.A21]" office:value-type="string" office:string-value="`!Vp2;,qDoU2BlLS2tPH" calcext:value-type="string">
            <text:p>`!Vp2;,qDoU2BlLS2tPH</text:p>
          </table:table-cell>
          <table:table-cell table:formula="of:=RIGHT([.A22];[.C22])" office:value-type="string" office:string-value="S2tPH" calcext:value-type="string">
            <text:p>S2tPH</text:p>
          </table:table-cell>
          <table:table-cell office:value-type="float" office:value="5" calcext:value-type="float">
            <text:p>5</text:p>
          </table:table-cell>
          <table:table-cell table:formula="of:=CODE([.B22])" office:value-type="float" office:value="83" calcext:value-type="float">
            <text:p>83</text:p>
          </table:table-cell>
          <table:table-cell table:formula="of:=DEC2HEX([.D22])" office:value-type="string" office:string-value="53" calcext:value-type="string">
            <text:p>53</text:p>
          </table:table-cell>
        </table:table-row>
        <table:table-row table:style-name="ro1">
          <table:table-cell table:formula="of:=[.A22]" office:value-type="string" office:string-value="`!Vp2;,qDoU2BlLS2tPH" calcext:value-type="string">
            <text:p>`!Vp2;,qDoU2BlLS2tPH</text:p>
          </table:table-cell>
          <table:table-cell table:formula="of:=RIGHT([.A23];[.C23])" office:value-type="string" office:string-value="2tPH" calcext:value-type="string">
            <text:p>2tPH</text:p>
          </table:table-cell>
          <table:table-cell office:value-type="float" office:value="4" calcext:value-type="float">
            <text:p>4</text:p>
          </table:table-cell>
          <table:table-cell table:formula="of:=CODE([.B23])" office:value-type="float" office:value="50" calcext:value-type="float">
            <text:p>50</text:p>
          </table:table-cell>
          <table:table-cell table:formula="of:=DEC2HEX([.D23])" office:value-type="string" office:string-value="32" calcext:value-type="string">
            <text:p>32</text:p>
          </table:table-cell>
        </table:table-row>
        <table:table-row table:style-name="ro1">
          <table:table-cell table:formula="of:=[.A23]" office:value-type="string" office:string-value="`!Vp2;,qDoU2BlLS2tPH" calcext:value-type="string">
            <text:p>`!Vp2;,qDoU2BlLS2tPH</text:p>
          </table:table-cell>
          <table:table-cell table:formula="of:=RIGHT([.A24];[.C24])" office:value-type="string" office:string-value="tPH" calcext:value-type="string">
            <text:p>tPH</text:p>
          </table:table-cell>
          <table:table-cell office:value-type="float" office:value="3" calcext:value-type="float">
            <text:p>3</text:p>
          </table:table-cell>
          <table:table-cell table:formula="of:=CODE([.B24])" office:value-type="float" office:value="116" calcext:value-type="float">
            <text:p>116</text:p>
          </table:table-cell>
          <table:table-cell table:formula="of:=DEC2HEX([.D24])" office:value-type="string" office:string-value="74" calcext:value-type="string">
            <text:p>74</text:p>
          </table:table-cell>
        </table:table-row>
        <table:table-row table:style-name="ro1">
          <table:table-cell table:formula="of:=[.A24]" office:value-type="string" office:string-value="`!Vp2;,qDoU2BlLS2tPH" calcext:value-type="string">
            <text:p>`!Vp2;,qDoU2BlLS2tPH</text:p>
          </table:table-cell>
          <table:table-cell table:formula="of:=RIGHT([.A25];[.C25])" office:value-type="string" office:string-value="PH" calcext:value-type="string">
            <text:p>PH</text:p>
          </table:table-cell>
          <table:table-cell office:value-type="float" office:value="2" calcext:value-type="float">
            <text:p>2</text:p>
          </table:table-cell>
          <table:table-cell table:formula="of:=CODE([.B25])" office:value-type="float" office:value="80" calcext:value-type="float">
            <text:p>80</text:p>
          </table:table-cell>
          <table:table-cell table:formula="of:=DEC2HEX([.D25])" office:value-type="string" office:string-value="50" calcext:value-type="string">
            <text:p>50</text:p>
          </table:table-cell>
        </table:table-row>
        <table:table-row table:style-name="ro1">
          <table:table-cell table:formula="of:=[.A25]" office:value-type="string" office:string-value="`!Vp2;,qDoU2BlLS2tPH" calcext:value-type="string">
            <text:p>`!Vp2;,qDoU2BlLS2tPH</text:p>
          </table:table-cell>
          <table:table-cell table:formula="of:=RIGHT([.A26];[.C26])" office:value-type="string" office:string-value="H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formula="of:=CODE([.B26])" office:value-type="float" office:value="72" calcext:value-type="float">
            <text:p>72</text:p>
          </table:table-cell>
          <table:table-cell table:formula="of:=DEC2HEX([.D26])" office:value-type="string" office:string-value="48" calcext:value-type="string">
            <text:p>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5:52:59.384011666</meta:creation-date>
    <dc:date>2022-11-16T22:30:26.705651649</dc:date>
    <meta:editing-duration>PT48M36S</meta:editing-duration>
    <meta:editing-cycles>5</meta:editing-cycles>
    <meta:generator>LibreOffice/7.4.2.3$Linux_X86_64 LibreOffice_project/40$Build-3</meta:generator>
    <meta:document-statistic meta:table-count="1" meta:cell-count="109" meta:object-count="0"/>
  </office:meta>
</office:document-meta>
</file>